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vertical-align="middl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4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6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6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18cm"/>
    </style:style>
    <style:style style:name="gr8" style:family="graphic" style:parent-style-name="standard">
      <style:graphic-properties draw:stroke="none" draw:fill="none" fo:min-height="0.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family-generic="roman" style:font-pitch="variable" fo:font-size="10pt" style:font-size-asian="12pt" style:font-size-complex="12pt"/>
    </style:style>
    <style:style style:name="P5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T1" style:family="text">
      <style:text-properties fo:font-family="'Times New Roman'" style:font-family-generic="roman" style:font-pitch="variable" fo:font-size="13pt" style:font-size-asian="13pt" style:font-size-complex="13pt"/>
    </style:style>
    <style:style style:name="T2" style:family="text">
      <style:text-properties fo:font-family="'Times New Roman'" style:font-family-generic="roman" style:font-pitch="variable" fo:font-size="10pt" style:font-size-asian="12pt" style:font-size-complex="12pt"/>
    </style:style>
    <style:style style:name="T3" style:family="text">
      <style:text-properties fo:font-family="'Times New Roman'" style:font-family-generic="roman" style:font-pitch="variable" fo:font-size="14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style:style style:name="T4" style:family="text">
      <style:text-properties style:text-position="33% 58%" fo:font-family="'Times New Roman'" style:font-family-generic="roman" style:font-pitch="variable" fo:font-size="14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1" draw:id="id1" draw:layer="layout" svg:width="2.286cm" svg:height="1.143cm" svg:x="6.461cm" svg:y="6.46cm">
          <text:p text:style-name="P1"><text:span text:style-name="T1">activist</text:span></text:p>
        </draw:ellipse>
        <draw:ellipse draw:style-name="gr1" draw:text-style-name="P2" xml:id="id5" draw:id="id5" draw:layer="layout" svg:width="2.286cm" svg:height="1.143cm" svg:x="10.161cm" svg:y="6.461cm">
          <text:p text:style-name="P1"><text:span text:style-name="T1">reflector</text:span></text:p>
        </draw:ellipse>
        <draw:ellipse draw:style-name="gr2" draw:text-style-name="P2" xml:id="id2" draw:id="id2" draw:layer="layout" svg:width="2.286cm" svg:height="1.143cm" svg:x="6.761cm" svg:y="9.967cm">
          <text:p text:style-name="P1"><text:span text:style-name="T1">example</text:span></text:p>
        </draw:ellipse>
        <draw:ellipse draw:style-name="gr2" draw:text-style-name="P2" xml:id="id3" draw:id="id3" draw:layer="layout" svg:width="2.286cm" svg:height="1.143cm" svg:x="9.761cm" svg:y="9.962cm">
          <text:p text:style-name="P1"><text:span text:style-name="T1">exercise</text:span></text:p>
        </draw:ellipse>
        <draw:ellipse draw:style-name="gr2" draw:text-style-name="P2" xml:id="id4" draw:id="id4" draw:layer="layout" svg:width="2.286cm" svg:height="1.143cm" svg:x="12.761cm" svg:y="9.963cm">
          <text:p text:style-name="P1"><text:span text:style-name="T1">puzzle</text:span></text:p>
        </draw:ellipse>
        <draw:line draw:style-name="gr3" draw:text-style-name="P3" draw:layer="layout" svg:x1="8.366cm" svg:y1="6.587cm" svg:x2="10.525cm" svg:y2="6.587cm">
          <text:p/>
        </draw:line>
        <draw:line draw:style-name="gr3" draw:text-style-name="P1" draw:layer="layout" svg:x1="10.525cm" svg:y1="7.476cm" svg:x2="8.366cm" svg:y2="7.476cm">
          <text:p/>
        </draw:line>
        <draw:frame draw:style-name="gr4" draw:text-style-name="P4" draw:layer="layout" svg:width="0.947cm" svg:height="0.649cm" svg:x="8.909cm" svg:y="6.09cm">
          <draw:text-box>
            <text:p><text:span text:style-name="T2">0.3</text:span></text:p>
          </draw:text-box>
        </draw:frame>
        <draw:frame draw:style-name="gr4" draw:text-style-name="P4" draw:layer="layout" svg:width="0.947cm" svg:height="0.649cm" svg:x="8.91cm" svg:y="6.99cm">
          <draw:text-box>
            <text:p><text:span text:style-name="T2">0.3</text:span></text:p>
          </draw:text-box>
        </draw:frame>
        <draw:frame draw:style-name="gr4" draw:text-style-name="P4" draw:layer="layout" svg:width="0.947cm" svg:height="0.649cm" svg:x="13.011cm" svg:y="7.26cm">
          <draw:text-box>
            <text:p><text:span text:style-name="T2">0.7</text:span></text:p>
          </draw:text-box>
        </draw:frame>
        <draw:connector draw:style-name="gr3" draw:text-style-name="P1" draw:layer="layout" draw:type="line" svg:x1="7.604cm" svg:y1="7.603cm" svg:x2="7.904cm" svg:y2="9.967cm" draw:start-shape="id1" draw:start-glue-point="2" draw:end-shape="id2" draw:end-glue-point="0" svg:d="M7604 7603l300 2364">
          <text:p/>
        </draw:connector>
        <draw:connector draw:style-name="gr3" draw:text-style-name="P1" draw:layer="layout" draw:type="line" svg:x1="7.604cm" svg:y1="7.603cm" svg:x2="10.904cm" svg:y2="9.962cm" draw:start-shape="id1" draw:start-glue-point="2" draw:end-shape="id3" draw:end-glue-point="0" svg:d="M7604 7603l3300 2359">
          <text:p/>
        </draw:connector>
        <draw:connector draw:style-name="gr3" draw:text-style-name="P1" draw:layer="layout" draw:type="line" svg:x1="7.604cm" svg:y1="7.603cm" svg:x2="13.904cm" svg:y2="9.963cm" draw:start-shape="id1" draw:start-glue-point="2" draw:end-shape="id4" draw:end-glue-point="0" svg:d="M7604 7603l6300 2360">
          <text:p/>
        </draw:connector>
        <draw:connector draw:style-name="gr3" draw:text-style-name="P1" draw:layer="layout" draw:type="line" svg:x1="11.304cm" svg:y1="7.604cm" svg:x2="7.904cm" svg:y2="9.967cm" draw:start-shape="id5" draw:start-glue-point="2" draw:end-shape="id2" draw:end-glue-point="0" svg:d="M11304 7604l-3400 2363">
          <text:p/>
        </draw:connector>
        <draw:connector draw:style-name="gr3" draw:text-style-name="P1" draw:layer="layout" draw:type="line" svg:x1="11.304cm" svg:y1="7.604cm" svg:x2="10.904cm" svg:y2="9.962cm" draw:start-shape="id5" draw:start-glue-point="2" draw:end-shape="id3" draw:end-glue-point="0" svg:d="M11304 7604l-400 2358">
          <text:p/>
        </draw:connector>
        <draw:connector draw:style-name="gr3" draw:text-style-name="P1" draw:layer="layout" draw:type="line" svg:x1="11.304cm" svg:y1="7.604cm" svg:x2="13.904cm" svg:y2="9.963cm" draw:start-shape="id5" draw:start-glue-point="2" draw:end-shape="id4" draw:end-glue-point="0" svg:d="M11304 7604l2600 2359">
          <text:p/>
        </draw:connector>
        <draw:ellipse draw:style-name="gr2" draw:text-style-name="P2" xml:id="id6" draw:id="id6" draw:layer="layout" svg:width="2.286cm" svg:height="1.143cm" svg:x="3.761cm" svg:y="9.968cm">
          <text:p text:style-name="P1"><text:span text:style-name="T1">theory</text:span></text:p>
        </draw:ellipse>
        <draw:connector draw:style-name="gr3" draw:text-style-name="P1" draw:layer="layout" draw:type="line" svg:x1="11.304cm" svg:y1="7.604cm" svg:x2="4.904cm" svg:y2="9.968cm" draw:start-shape="id5" draw:start-glue-point="2" draw:end-shape="id6" draw:end-glue-point="0" svg:d="M11304 7604l-6400 2364">
          <text:p/>
        </draw:connector>
        <draw:connector draw:style-name="gr3" draw:text-style-name="P1" draw:layer="layout" draw:type="line" svg:x1="7.604cm" svg:y1="7.603cm" svg:x2="4.904cm" svg:y2="9.968cm" draw:start-shape="id1" draw:start-glue-point="2" draw:end-shape="id6" draw:end-glue-point="0" svg:d="M7604 7603l-2700 2365">
          <text:p/>
        </draw:connector>
        <draw:frame draw:style-name="gr5" draw:text-style-name="P4" draw:layer="layout" svg:width="1.112cm" svg:height="0.649cm" svg:x="5.369cm" svg:y="8.39cm">
          <draw:text-box>
            <text:p><text:span text:style-name="T2">0.11</text:span></text:p>
          </draw:text-box>
        </draw:frame>
        <draw:frame draw:style-name="gr6" draw:text-style-name="P4" draw:layer="layout" svg:width="1.124cm" svg:height="0.649cm" svg:x="6.813cm" svg:y="8.19cm">
          <draw:text-box>
            <text:p><text:span text:style-name="T2">0.17</text:span></text:p>
          </draw:text-box>
        </draw:frame>
        <draw:frame draw:style-name="gr6" draw:text-style-name="P4" draw:layer="layout" svg:width="1.124cm" svg:height="0.649cm" svg:x="9.331cm" svg:y="9.29cm">
          <draw:text-box>
            <text:p><text:span text:style-name="T2">0.06</text:span></text:p>
          </draw:text-box>
        </draw:frame>
        <draw:frame draw:style-name="gr6" draw:text-style-name="P4" draw:layer="layout" svg:width="1.124cm" svg:height="0.649cm" svg:x="11.913cm" svg:y="9.391cm">
          <draw:text-box>
            <text:p><text:span text:style-name="T2">0.23</text:span></text:p>
          </draw:text-box>
        </draw:frame>
        <draw:frame draw:style-name="gr6" draw:text-style-name="P4" draw:layer="layout" svg:width="1.124cm" svg:height="0.649cm" svg:x="6.113cm" svg:y="9.291cm">
          <draw:text-box>
            <text:p><text:span text:style-name="T2">0.17</text:span></text:p>
          </draw:text-box>
        </draw:frame>
        <draw:frame draw:style-name="gr6" draw:text-style-name="P4" draw:layer="layout" svg:width="1.124cm" svg:height="0.649cm" svg:x="7.985cm" svg:y="8.874cm">
          <draw:text-box>
            <text:p><text:span text:style-name="T2">0.23</text:span></text:p>
          </draw:text-box>
        </draw:frame>
        <draw:frame draw:style-name="gr5" draw:text-style-name="P4" draw:layer="layout" svg:width="1.112cm" svg:height="0.649cm" svg:x="11.013cm" svg:y="8.191cm">
          <draw:text-box>
            <text:p><text:span text:style-name="T2">0.11</text:span></text:p>
          </draw:text-box>
        </draw:frame>
        <draw:frame draw:style-name="gr6" draw:text-style-name="P4" draw:layer="layout" svg:width="1.124cm" svg:height="0.649cm" svg:x="12.659cm" svg:y="8.591cm">
          <draw:text-box>
            <text:p><text:span text:style-name="T2">0.06</text:span></text:p>
          </draw:text-box>
        </draw:frame>
        <draw:ellipse draw:style-name="gr2" draw:text-style-name="P2" xml:id="id7" draw:id="id7" draw:layer="layout" svg:width="2.286cm" svg:height="1.143cm" svg:x="5.461cm" svg:y="2.922cm">
          <text:p text:style-name="P1"><text:span text:style-name="T1">text</text:span></text:p>
        </draw:ellipse>
        <draw:ellipse draw:style-name="gr2" draw:text-style-name="P2" xml:id="id8" draw:id="id8" draw:layer="layout" svg:width="2.286cm" svg:height="1.143cm" svg:x="8.561cm" svg:y="2.917cm">
          <text:p text:style-name="P1"><text:span text:style-name="T1">picture</text:span></text:p>
        </draw:ellipse>
        <draw:ellipse draw:style-name="gr2" draw:text-style-name="P2" xml:id="id9" draw:id="id9" draw:layer="layout" svg:width="2.286cm" svg:height="1.143cm" svg:x="11.661cm" svg:y="2.918cm">
          <text:p text:style-name="P1"><text:span text:style-name="T1">video</text:span></text:p>
        </draw:ellipse>
        <draw:connector draw:style-name="gr3" draw:text-style-name="P1" draw:layer="layout" draw:type="line" svg:x1="7.604cm" svg:y1="6.46cm" svg:x2="6.604cm" svg:y2="4.065cm" draw:start-shape="id1" draw:start-glue-point="0" draw:end-shape="id7" draw:end-glue-point="2" svg:d="M7604 6460l-1000-2395">
          <text:p/>
        </draw:connector>
        <draw:connector draw:style-name="gr3" draw:text-style-name="P1" draw:layer="layout" draw:type="curve" draw:line-skew="-0.421cm -0.327cm" svg:x1="7.604cm" svg:y1="7.603cm" svg:x2="6.461cm" svg:y2="7.031cm" draw:start-shape="id1" draw:start-glue-point="2" draw:end-shape="id1" draw:end-glue-point="3" svg:d="M7604 7603c0 120-986 100-1582-73s-803-499 439-499">
          <text:p/>
        </draw:connector>
        <draw:connector draw:style-name="gr3" draw:text-style-name="P1" draw:layer="layout" draw:type="curve" draw:line-skew="-0.422cm 0.384cm" svg:x1="11.304cm" svg:y1="7.604cm" svg:x2="12.447cm" svg:y2="7.032cm" draw:start-shape="id5" draw:start-glue-point="2" draw:end-shape="id5" draw:end-glue-point="1" svg:d="M11304 7604c0 118 1014 98 1632-74s838-498-489-498">
          <text:p/>
        </draw:connector>
        <draw:frame draw:style-name="gr4" draw:text-style-name="P4" draw:layer="layout" svg:width="0.947cm" svg:height="0.649cm" svg:x="5.012cm" svg:y="7.261cm">
          <draw:text-box>
            <text:p><text:span text:style-name="T2">0.7</text:span></text:p>
          </draw:text-box>
        </draw:frame>
        <draw:connector draw:style-name="gr3" draw:text-style-name="P1" draw:layer="layout" draw:type="line" svg:x1="7.604cm" svg:y1="6.46cm" svg:x2="9.704cm" svg:y2="4.06cm" draw:start-shape="id1" draw:start-glue-point="0" draw:end-shape="id8" draw:end-glue-point="2" svg:d="M7604 6460l2100-2400">
          <text:p/>
        </draw:connector>
        <draw:connector draw:style-name="gr3" draw:text-style-name="P1" draw:layer="layout" draw:type="line" svg:x1="7.604cm" svg:y1="6.46cm" svg:x2="12.804cm" svg:y2="4.061cm" draw:start-shape="id1" draw:start-glue-point="0" draw:end-shape="id9" draw:end-glue-point="2" svg:d="M7604 6460l5200-2399">
          <text:p/>
        </draw:connector>
        <draw:connector draw:style-name="gr3" draw:text-style-name="P1" draw:layer="layout" draw:type="line" svg:x1="11.304cm" svg:y1="6.461cm" svg:x2="6.604cm" svg:y2="4.065cm" draw:start-shape="id5" draw:start-glue-point="0" draw:end-shape="id7" draw:end-glue-point="2" svg:d="M11304 6461l-4700-2396">
          <text:p/>
        </draw:connector>
        <draw:connector draw:style-name="gr3" draw:text-style-name="P1" draw:layer="layout" draw:type="line" svg:x1="11.304cm" svg:y1="6.461cm" svg:x2="9.704cm" svg:y2="4.06cm" draw:start-shape="id5" draw:start-glue-point="0" draw:end-shape="id8" draw:end-glue-point="2" svg:d="M11304 6461l-1600-2401">
          <text:p/>
        </draw:connector>
        <draw:connector draw:style-name="gr3" draw:text-style-name="P1" draw:layer="layout" draw:type="line" svg:x1="11.304cm" svg:y1="6.461cm" svg:x2="12.804cm" svg:y2="4.061cm" draw:start-shape="id5" draw:start-glue-point="0" draw:end-shape="id9" draw:end-glue-point="2" svg:d="M11304 6461l1500-2400">
          <text:p/>
        </draw:connector>
        <draw:frame draw:style-name="gr7" draw:text-style-name="P4" draw:layer="layout" svg:width="0.68cm" svg:height="0.649cm" svg:x="6.817cm" svg:y="5.392cm">
          <draw:text-box>
            <text:p><text:span text:style-name="T2">0</text:span></text:p>
          </draw:text-box>
        </draw:frame>
        <draw:frame draw:style-name="gr7" draw:text-style-name="P4" draw:layer="layout" svg:width="0.68cm" svg:height="0.649cm" svg:x="7.807cm" svg:y="5.293cm">
          <draw:text-box>
            <text:p><text:span text:style-name="T2">0</text:span></text:p>
          </draw:text-box>
        </draw:frame>
        <draw:frame draw:style-name="gr6" draw:text-style-name="P4" draw:layer="layout" svg:width="1.124cm" svg:height="0.649cm" svg:x="10.685cm" svg:y="4.194cm">
          <draw:text-box>
            <text:p><text:span text:style-name="T2">0.43</text:span></text:p>
          </draw:text-box>
        </draw:frame>
        <draw:frame draw:style-name="gr6" draw:text-style-name="P4" draw:layer="layout" svg:width="1.124cm" svg:height="0.649cm" svg:x="7.485cm" svg:y="4.195cm">
          <draw:text-box>
            <text:p><text:span text:style-name="T2">0.43</text:span></text:p>
          </draw:text-box>
        </draw:frame>
        <draw:frame draw:style-name="gr7" draw:text-style-name="P4" draw:layer="layout" svg:width="0.68cm" svg:height="0.649cm" svg:x="10.55cm" svg:y="5.194cm">
          <draw:text-box>
            <text:p><text:span text:style-name="T2">0</text:span></text:p>
          </draw:text-box>
        </draw:frame>
        <draw:frame draw:style-name="gr7" draw:text-style-name="P4" draw:layer="layout" svg:width="0.68cm" svg:height="0.649cm" svg:x="11.541cm" svg:y="5.595cm">
          <draw:text-box>
            <text:p><text:span text:style-name="T2">0</text:span></text:p>
          </draw:text-box>
        </draw:frame>
        <draw:frame draw:style-name="gr8" draw:text-style-name="P5" draw:layer="layout" svg:width="1.21cm" svg:height="0.81cm" svg:x="8.907cm" svg:y="10.978cm">
          <draw:text-box>
            <text:p><text:span text:style-name="T3">Δ</text:span><text:span text:style-name="T4">(2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1-01T13:19:15.26</meta:creation-date>
    <dc:date>2006-01-10T00:59:30.32</dc:date>
    <dc:creator>Loc Nguyen</dc:creator>
    <meta:editing-duration>PT2H32M50S</meta:editing-duration>
    <meta:editing-cycles>66</meta:editing-cycles>
    <meta:generator>OpenOffice/4.1.0$Win32 OpenOffice.org_project/410m18$Build-9764</meta:generator>
    <meta:document-statistic meta:object-count="46"/>
  </office:meta>
</office:document-meta>
</file>